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3.11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98mm"/>
    </style:style>
    <style:style style:name="co6" style:family="table-column">
      <style:table-column-properties fo:break-before="auto" style:column-width="9.82mm"/>
    </style:style>
    <style:style style:name="co7" style:family="table-column">
      <style:table-column-properties fo:break-before="auto" style:column-width="11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ale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ealist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jokes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279" calcext:value-type="float">
            <text:p>27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47596" calcext:value-type="float">
            <text:p>147596</text:p>
          </table:table-cell>
          <table:table-cell office:value-type="float" office:value="9892" calcext:value-type="float">
            <text:p>9892</text:p>
          </table:table-cell>
          <table:table-cell office:value-type="float" office:value="8308" calcext:value-type="float">
            <text:p>8308</text:p>
          </table:table-cell>
          <table:table-cell office:value-type="float" office:value="100809" calcext:value-type="float">
            <text:p>100809</text:p>
          </table:table-cell>
          <table:table-cell office:value-type="float" office:value="2626" calcext:value-type="float">
            <text:p>2626</text:p>
          </table:table-cell>
          <table:table-cell office:value-type="float" office:value="1169" calcext:value-type="float">
            <text:p>1169</text:p>
          </table:table-cell>
          <table:table-cell office:value-type="float" office:value="23302" calcext:value-type="float">
            <text:p>23302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162" calcext:value-type="float">
            <text:p>30162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24695" calcext:value-type="float">
            <text:p>2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610" calcext:value-type="float">
            <text:p>6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56404" calcext:value-type="float">
            <text:p>156404</text:p>
          </table:table-cell>
          <table:table-cell office:value-type="float" office:value="12784" calcext:value-type="float">
            <text:p>12784</text:p>
          </table:table-cell>
          <table:table-cell office:value-type="float" office:value="4780" calcext:value-type="float">
            <text:p>4780</text:p>
          </table:table-cell>
          <table:table-cell office:value-type="float" office:value="122476" calcext:value-type="float">
            <text:p>122476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12760" calcext:value-type="float">
            <text:p>1276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9399" calcext:value-type="float">
            <text:p>39399</text:p>
          </table:table-cell>
          <table:table-cell office:value-type="float" office:value="4899" calcext:value-type="float">
            <text:p>4899</text:p>
          </table:table-cell>
          <table:table-cell office:value-type="float" office:value="0" calcext:value-type="float">
            <text:p>0</text:p>
          </table:table-cell>
          <table:table-cell office:value-type="float" office:value="25483" calcext:value-type="float">
            <text:p>2548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743" calcext:value-type="float">
            <text:p>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float" office:value="574" calcext:value-type="float">
            <text:p>57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6048" calcext:value-type="float">
            <text:p>36048</text:p>
          </table:table-cell>
          <table:table-cell office:value-type="float" office:value="6650" calcext:value-type="float">
            <text:p>6650</text:p>
          </table:table-cell>
          <table:table-cell office:value-type="float" office:value="3698" calcext:value-type="float">
            <text:p>3698</text:p>
          </table:table-cell>
          <table:table-cell office:value-type="float" office:value="25542" calcext:value-type="float">
            <text:p>2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86318" calcext:value-type="float">
            <text:p>186318</text:p>
          </table:table-cell>
          <table:table-cell office:value-type="float" office:value="13409" calcext:value-type="float">
            <text:p>13409</text:p>
          </table:table-cell>
          <table:table-cell office:value-type="float" office:value="9640" calcext:value-type="float">
            <text:p>9640</text:p>
          </table:table-cell>
          <table:table-cell office:value-type="float" office:value="127744" calcext:value-type="float">
            <text:p>127744</text:p>
          </table:table-cell>
          <table:table-cell office:value-type="float" office:value="5891" calcext:value-type="float">
            <text:p>5891</text:p>
          </table:table-cell>
          <table:table-cell office:value-type="float" office:value="1863" calcext:value-type="float">
            <text:p>1863</text:p>
          </table:table-cell>
          <table:table-cell office:value-type="float" office:value="26151" calcext:value-type="float">
            <text:p>2615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193" calcext:value-type="float">
            <text:p>1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9514" calcext:value-type="float">
            <text:p>9514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office:value-type="float" office:value="7678" calcext:value-type="float">
            <text:p>76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rman</text:p>
          </table:table-cell>
          <table:table-cell office:value-type="float" office:value="445" calcext:value-type="float">
            <text:p>445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41307" calcext:value-type="float">
            <text:p>341307</text:p>
          </table:table-cell>
          <table:table-cell office:value-type="float" office:value="16585" calcext:value-type="float">
            <text:p>16585</text:p>
          </table:table-cell>
          <table:table-cell office:value-type="float" office:value="13674" calcext:value-type="float">
            <text:p>13674</text:p>
          </table:table-cell>
          <table:table-cell office:value-type="float" office:value="268087" calcext:value-type="float">
            <text:p>268087</text:p>
          </table:table-cell>
          <table:table-cell office:value-type="float" office:value="7376" calcext:value-type="float">
            <text:p>7376</text:p>
          </table:table-cell>
          <table:table-cell office:value-type="float" office:value="2561" calcext:value-type="float">
            <text:p>2561</text:p>
          </table:table-cell>
          <table:table-cell office:value-type="float" office:value="31151" calcext:value-type="float">
            <text:p>31151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office:value-type="float" office:value="901" calcext:value-type="float">
            <text:p>901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541497" calcext:value-type="float">
            <text:p>541497</text:p>
          </table:table-cell>
          <table:table-cell office:value-type="float" office:value="29170" calcext:value-type="float">
            <text:p>29170</text:p>
          </table:table-cell>
          <table:table-cell office:value-type="float" office:value="19736" calcext:value-type="float">
            <text:p>19736</text:p>
          </table:table-cell>
          <table:table-cell office:value-type="float" office:value="410970" calcext:value-type="float">
            <text:p>410970</text:p>
          </table:table-cell>
          <table:table-cell office:value-type="float" office:value="5218" calcext:value-type="float">
            <text:p>5218</text:p>
          </table:table-cell>
          <table:table-cell office:value-type="float" office:value="4690" calcext:value-type="float">
            <text:p>4690</text:p>
          </table:table-cell>
          <table:table-cell office:value-type="float" office:value="64453" calcext:value-type="float">
            <text:p>64453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289" calcext:value-type="float">
            <text:p>28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18842" calcext:value-type="float">
            <text:p>118842</text:p>
          </table:table-cell>
          <table:table-cell office:value-type="float" office:value="7821" calcext:value-type="float">
            <text:p>7821</text:p>
          </table:table-cell>
          <table:table-cell office:value-type="float" office:value="4068" calcext:value-type="float">
            <text:p>4068</text:p>
          </table:table-cell>
          <table:table-cell office:value-type="float" office:value="92192" calcext:value-type="float">
            <text:p>92192</text:p>
          </table:table-cell>
          <table:table-cell office:value-type="float" office:value="4917" calcext:value-type="float">
            <text:p>4917</text:p>
          </table:table-cell>
          <table:table-cell office:value-type="float" office:value="263" calcext:value-type="float">
            <text:p>263</text:p>
          </table:table-cell>
          <table:table-cell office:value-type="float" office:value="8701" calcext:value-type="float">
            <text:p>870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34456" calcext:value-type="float">
            <text:p>234456</text:p>
          </table:table-cell>
          <table:table-cell office:value-type="float" office:value="15186" calcext:value-type="float">
            <text:p>15186</text:p>
          </table:table-cell>
          <table:table-cell office:value-type="float" office:value="16788" calcext:value-type="float">
            <text:p>16788</text:p>
          </table:table-cell>
          <table:table-cell office:value-type="float" office:value="160618" calcext:value-type="float">
            <text:p>160618</text:p>
          </table:table-cell>
          <table:table-cell office:value-type="float" office:value="8588" calcext:value-type="float">
            <text:p>8588</text:p>
          </table:table-cell>
          <table:table-cell office:value-type="float" office:value="2340" calcext:value-type="float">
            <text:p>2340</text:p>
          </table:table-cell>
          <table:table-cell office:value-type="float" office:value="29070" calcext:value-type="float">
            <text:p>29070</text:p>
          </table:table-cell>
          <table:table-cell office:value-type="float" office:value="1866" calcext:value-type="float">
            <text:p>1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7:31:24.239000000</dc:date>
    <meta:editing-duration>PT2M43S</meta:editing-duration>
    <meta:editing-cycles>1</meta:editing-cycles>
    <meta:document-statistic meta:table-count="1" meta:cell-count="207" meta:object-count="0"/>
    <meta:generator>LibreOffice/6.1.3.2$Windows_X86_64 LibreOffice_project/86daf60bf00efa86ad547e59e09d6bb77c699acb</meta:generator>
  </office:meta>
</office:document-meta>
</file>